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adornments="Standard"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e1" style:family="table">
      <style:table-properties style:width="17.013cm" fo:margin-left="0cm" table:align="left"/>
    </style:style>
    <style:style style:name="Tabelle1.A" style:family="table-column">
      <style:table-column-properties style:column-width="4.71cm"/>
    </style:style>
    <style:style style:name="Tabelle1.B" style:family="table-column">
      <style:table-column-properties style:column-width="12.303cm"/>
    </style:style>
    <style:style style:name="Tabelle1.A1" style:family="table-cell">
      <style:table-cell-properties fo:padding-left="0.15cm" fo:padding-right="0.15cm" fo:padding-top="0.101cm" fo:padding-bottom="0.101cm" fo:border-left="0.05pt solid #000000" fo:border-right="none" fo:border-top="0.05pt solid #000000" fo:border-bottom="0.05pt solid #000000"/>
    </style:style>
    <style:style style:name="Tabelle1.B1" style:family="table-cell">
      <style:table-cell-properties fo:padding-left="0.15cm" fo:padding-right="0.15cm" fo:padding-top="0.101cm" fo:padding-bottom="0.101cm" fo:border="0.05pt solid #000000"/>
    </style:style>
    <style:style style:name="Tabelle1.A2" style:family="table-cell">
      <style:table-cell-properties fo:padding-left="0.15cm" fo:padding-right="0.15cm" fo:padding-top="0.101cm" fo:padding-bottom="0.101cm" fo:border-left="0.05pt solid #000000" fo:border-right="none" fo:border-top="none" fo:border-bottom="0.05pt solid #000000"/>
    </style:style>
    <style:style style:name="Tabelle1.B2" style:family="table-cell">
      <style:table-cell-properties fo:padding-left="0.15cm" fo:padding-right="0.15cm" fo:padding-top="0.101cm" fo:padding-bottom="0.101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2.99cm"/>
    </style:style>
    <style:style style:name="Tabelle2.B" style:family="table-column">
      <style:table-column-properties style:column-width="5.001cm"/>
    </style:style>
    <style:style style:name="Tabelle2.C" style:family="table-column">
      <style:table-column-properties style:column-width="9.022cm"/>
    </style:style>
    <style:style style:name="Tabelle2.A1" style:family="table-cell">
      <style:table-cell-properties fo:padding-left="0.15cm" fo:padding-right="0.15cm" fo:padding-top="0.101cm" fo:padding-bottom="0.101cm" fo:border-left="0.05pt solid #000000" fo:border-right="none" fo:border-top="0.05pt solid #000000" fo:border-bottom="0.05pt solid #000000"/>
    </style:style>
    <style:style style:name="Tabelle2.C1" style:family="table-cell">
      <style:table-cell-properties fo:padding-left="0.15cm" fo:padding-right="0.15cm" fo:padding-top="0.101cm" fo:padding-bottom="0.101cm" fo:border="0.05pt solid #000000"/>
    </style:style>
    <style:style style:name="Tabelle2.A2" style:family="table-cell">
      <style:table-cell-properties fo:padding-left="0.15cm" fo:padding-right="0.15cm" fo:padding-top="0.101cm" fo:padding-bottom="0.101cm" fo:border-left="0.05pt solid #000000" fo:border-right="none" fo:border-top="none" fo:border-bottom="0.05pt solid #000000"/>
    </style:style>
    <style:style style:name="Tabelle2.C2" style:family="table-cell">
      <style:table-cell-properties fo:padding-left="0.15cm" fo:padding-right="0.15cm" fo:padding-top="0.101cm" fo:padding-bottom="0.101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2.99cm"/>
    </style:style>
    <style:style style:name="Tabelle3.B" style:family="table-column">
      <style:table-column-properties style:column-width="5.001cm"/>
    </style:style>
    <style:style style:name="Tabelle3.C" style:family="table-column">
      <style:table-column-properties style:column-width="9.022cm"/>
    </style:style>
    <style:style style:name="Tabelle3.A1" style:family="table-cell">
      <style:table-cell-properties fo:padding-left="0.15cm" fo:padding-right="0.15cm" fo:padding-top="0.101cm" fo:padding-bottom="0.101cm" fo:border-left="0.05pt solid #000000" fo:border-right="none" fo:border-top="0.05pt solid #000000" fo:border-bottom="0.05pt solid #000000"/>
    </style:style>
    <style:style style:name="Tabelle3.C1" style:family="table-cell">
      <style:table-cell-properties fo:padding-left="0.15cm" fo:padding-right="0.15cm" fo:padding-top="0.101cm" fo:padding-bottom="0.101cm" fo:border="0.05pt solid #000000"/>
    </style:style>
    <style:style style:name="Tabelle3.A2" style:family="table-cell">
      <style:table-cell-properties fo:padding-left="0.15cm" fo:padding-right="0.15cm" fo:padding-top="0.101cm" fo:padding-bottom="0.101cm" fo:border-left="0.05pt solid #000000" fo:border-right="none" fo:border-top="none" fo:border-bottom="0.05pt solid #000000"/>
    </style:style>
    <style:style style:name="Tabelle3.C2" style:family="table-cell">
      <style:table-cell-properties fo:padding-left="0.15cm" fo:padding-right="0.15cm" fo:padding-top="0.101cm" fo:padding-bottom="0.101cm" fo:border-left="0.05pt solid #000000" fo:border-right="0.05pt solid #000000" fo:border-top="none" fo:border-bottom="0.05pt solid #000000"/>
    </style:style>
    <style:style style:name="Tabelle4" style:family="table">
      <style:table-properties style:width="17.013cm" fo:margin-left="0cm" table:align="left"/>
    </style:style>
    <style:style style:name="Tabelle4.A" style:family="table-column">
      <style:table-column-properties style:column-width="4.498cm"/>
    </style:style>
    <style:style style:name="Tabelle4.B" style:family="table-column">
      <style:table-column-properties style:column-width="12.515cm"/>
    </style:style>
    <style:style style:name="Tabelle4.A1" style:family="table-cell">
      <style:table-cell-properties fo:padding-left="0.15cm" fo:padding-right="0.15cm" fo:padding-top="0.101cm" fo:padding-bottom="0.101cm" fo:border-left="0.05pt solid #000000" fo:border-right="none" fo:border-top="0.05pt solid #000000" fo:border-bottom="0.05pt solid #000000"/>
    </style:style>
    <style:style style:name="Tabelle4.B1" style:family="table-cell">
      <style:table-cell-properties fo:padding-left="0.15cm" fo:padding-right="0.15cm" fo:padding-top="0.101cm" fo:padding-bottom="0.101cm" fo:border="0.05pt solid #000000"/>
    </style:style>
    <style:style style:name="Tabelle4.A2" style:family="table-cell">
      <style:table-cell-properties fo:padding-left="0.15cm" fo:padding-right="0.15cm" fo:padding-top="0.101cm" fo:padding-bottom="0.101cm" fo:border-left="0.05pt solid #000000" fo:border-right="none" fo:border-top="none" fo:border-bottom="0.05pt solid #000000"/>
    </style:style>
    <style:style style:name="Tabelle4.B2" style:family="table-cell">
      <style:table-cell-properties fo:padding-left="0.15cm" fo:padding-right="0.15cm" fo:padding-top="0.101cm" fo:padding-bottom="0.101cm" fo:border-left="0.05pt solid #000000" fo:border-right="0.05pt solid #000000" fo:border-top="none" fo:border-bottom="0.05pt solid #000000"/>
    </style:style>
    <style:style style:name="Tabelle4.3" style:family="table-row">
      <style:table-row-properties style:min-row-height="1.482cm"/>
    </style:style>
    <style:style style:name="P1" style:family="paragraph" style:parent-style-name="Footer">
      <style:paragraph-properties fo:text-align="center" style:justify-single-word="false"/>
      <style:text-properties officeooo:paragraph-rsid="000fea78"/>
    </style:style>
    <style:style style:name="P2" style:family="paragraph" style:parent-style-name="Standard">
      <style:paragraph-properties fo:text-align="center" style:justify-single-word="false"/>
    </style:style>
    <style:style style:name="P3" style:family="paragraph" style:parent-style-name="Standard">
      <style:text-properties officeooo:paragraph-rsid="000833a3"/>
    </style:style>
    <style:style style:name="P4" style:family="paragraph" style:parent-style-name="Text_20_body">
      <style:text-properties officeooo:paragraph-rsid="000833a3"/>
    </style:style>
    <style:style style:name="P5" style:family="paragraph" style:parent-style-name="Standard">
      <style:paragraph-properties>
        <style:tab-stops>
          <style:tab-stop style:position="5.001cm"/>
        </style:tab-stops>
      </style:paragraph-properties>
      <style:text-properties officeooo:rsid="0006e5f5" officeooo:paragraph-rsid="0006e5f5"/>
    </style:style>
    <style:style style:name="P6" style:family="paragraph" style:parent-style-name="Title">
      <style:text-properties officeooo:rsid="0006e5f5" officeooo:paragraph-rsid="0006e5f5"/>
    </style:style>
    <style:style style:name="P7" style:family="paragraph" style:parent-style-name="Standard">
      <style:paragraph-properties>
        <style:tab-stops>
          <style:tab-stop style:position="5.001cm"/>
        </style:tab-stops>
      </style:paragraph-properties>
      <style:text-properties officeooo:paragraph-rsid="0006e5f5"/>
    </style:style>
    <style:style style:name="P8" style:family="paragraph" style:parent-style-name="Text_20_body">
      <style:text-properties officeooo:rsid="0015019d" officeooo:paragraph-rsid="0015019d"/>
    </style:style>
    <style:style style:name="P9" style:family="paragraph" style:parent-style-name="Text_20_body">
      <style:text-properties officeooo:rsid="0010c620" officeooo:paragraph-rsid="00115f9e"/>
    </style:style>
    <style:style style:name="P10" style:family="paragraph" style:parent-style-name="Text_20_body">
      <style:text-properties officeooo:rsid="00115f9e" officeooo:paragraph-rsid="00115f9e"/>
    </style:style>
    <style:style style:name="P11" style:family="paragraph" style:parent-style-name="Text_20_body">
      <style:text-properties officeooo:rsid="0014b2ee" officeooo:paragraph-rsid="0014b2ee"/>
    </style:style>
    <style:style style:name="P12" style:family="paragraph" style:parent-style-name="Text_20_body">
      <style:text-properties officeooo:rsid="0014b2ee" officeooo:paragraph-rsid="002acbae"/>
    </style:style>
    <style:style style:name="P13" style:family="paragraph" style:parent-style-name="Text_20_body">
      <style:text-properties officeooo:rsid="00169095" officeooo:paragraph-rsid="00169095"/>
    </style:style>
    <style:style style:name="P14" style:family="paragraph" style:parent-style-name="Text_20_body">
      <style:text-properties officeooo:rsid="00169095" officeooo:paragraph-rsid="003116aa"/>
    </style:style>
    <style:style style:name="P15" style:family="paragraph" style:parent-style-name="Text_20_body">
      <style:text-properties officeooo:rsid="001862b7" officeooo:paragraph-rsid="001862b7"/>
    </style:style>
    <style:style style:name="P16" style:family="paragraph" style:parent-style-name="Text_20_body">
      <style:text-properties officeooo:paragraph-rsid="001b7544"/>
    </style:style>
    <style:style style:name="P17" style:family="paragraph" style:parent-style-name="Text_20_body">
      <style:text-properties officeooo:paragraph-rsid="001ed590"/>
    </style:style>
    <style:style style:name="P18" style:family="paragraph" style:parent-style-name="Contents_20_1">
      <style:paragraph-properties>
        <style:tab-stops>
          <style:tab-stop style:position="17cm" style:type="right" style:leader-style="solid" style:leader-text="…"/>
        </style:tab-stops>
      </style:paragraph-properties>
    </style:style>
    <style:style style:name="P19" style:family="paragraph" style:parent-style-name="Contents_20_2">
      <style:paragraph-properties>
        <style:tab-stops>
          <style:tab-stop style:position="16.501cm" style:type="right" style:leader-style="solid" style:leader-text="…"/>
        </style:tab-stops>
      </style:paragraph-properties>
    </style:style>
    <style:style style:name="P20" style:family="paragraph" style:parent-style-name="Table_20_Contents">
      <style:text-properties officeooo:rsid="00289e19" officeooo:paragraph-rsid="00289e19"/>
    </style:style>
    <style:style style:name="P21" style:family="paragraph" style:parent-style-name="Table_20_Heading">
      <style:text-properties officeooo:rsid="00289e19" officeooo:paragraph-rsid="00289e19"/>
    </style:style>
    <style:style style:name="P22" style:family="paragraph" style:parent-style-name="Table_20_Contents">
      <style:text-properties officeooo:rsid="00290d9c" officeooo:paragraph-rsid="00290d9c"/>
    </style:style>
    <style:style style:name="P23" style:family="paragraph" style:parent-style-name="Text_20_body">
      <style:text-properties officeooo:rsid="00290d9c" officeooo:paragraph-rsid="003246d0"/>
    </style:style>
    <style:style style:name="P24" style:family="paragraph" style:parent-style-name="Table_20_Contents">
      <style:text-properties officeooo:rsid="002b7415" officeooo:paragraph-rsid="002b7415"/>
    </style:style>
    <style:style style:name="P25" style:family="paragraph" style:parent-style-name="Table_20_Contents">
      <style:text-properties fo:language="en" fo:country="US"/>
    </style:style>
    <style:style style:name="P26" style:family="paragraph" style:parent-style-name="Text_20_body">
      <style:text-properties officeooo:rsid="0012de4f" officeooo:paragraph-rsid="002f5361"/>
    </style:style>
    <style:style style:name="P27" style:family="paragraph" style:parent-style-name="Text_20_body">
      <style:text-properties officeooo:rsid="002c8a85" officeooo:paragraph-rsid="002c8a85"/>
    </style:style>
    <style:style style:name="P28" style:family="paragraph" style:parent-style-name="Text_20_body">
      <style:text-properties officeooo:rsid="000d0f5c" officeooo:paragraph-rsid="002f5361"/>
    </style:style>
    <style:style style:name="P29" style:family="paragraph" style:parent-style-name="Text_20_body">
      <style:text-properties style:font-name="Liberation Sans" fo:font-size="10pt" officeooo:rsid="002c527f" officeooo:paragraph-rsid="002c527f"/>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Contents_20_Heading" style:master-page-name="Index">
      <style:paragraph-properties style:page-number="1"/>
    </style:style>
    <style:style style:name="P32" style:family="paragraph" style:parent-style-name="Heading_20_1" style:master-page-name="Standard">
      <style:paragraph-properties style:page-number="1"/>
      <style:text-properties officeooo:rsid="000833a3" officeooo:paragraph-rsid="000833a3"/>
    </style:style>
    <style:style style:name="P33" style:family="paragraph" style:parent-style-name="Heading_20_1">
      <style:text-properties officeooo:rsid="000833a3" officeooo:paragraph-rsid="000833a3"/>
    </style:style>
    <style:style style:name="P34" style:family="paragraph" style:parent-style-name="Heading_20_1">
      <style:text-properties officeooo:rsid="000833a3" officeooo:paragraph-rsid="001ed590"/>
    </style:style>
    <style:style style:name="P35" style:family="paragraph" style:parent-style-name="Heading_20_2">
      <style:text-properties officeooo:rsid="000cd140" officeooo:paragraph-rsid="000cd140"/>
    </style:style>
    <style:style style:name="P36" style:family="paragraph" style:parent-style-name="Heading_20_2">
      <style:text-properties officeooo:rsid="001b7544" officeooo:paragraph-rsid="001b7544"/>
    </style:style>
    <style:style style:name="P37" style:family="paragraph" style:parent-style-name="Heading_20_2">
      <style:text-properties officeooo:rsid="0024f8b6" officeooo:paragraph-rsid="0024f8b6"/>
    </style:style>
    <style:style style:name="P38" style:family="paragraph" style:parent-style-name="List_20_1" style:list-style-name="L1"/>
    <style:style style:name="P39" style:family="paragraph" style:parent-style-name="List_20_1_20_End" style:list-style-name="L1"/>
    <style:style style:name="P40" style:family="paragraph" style:parent-style-name="List_20_1_20_Start" style:list-style-name="L1"/>
    <style:style style:name="T1" style:family="text">
      <style:text-properties style:font-name="Liberation Serif1" officeooo:rsid="000fea78" style:font-name-asian="Liberation Serif1" style:font-name-complex="Liberation Serif1"/>
    </style:style>
    <style:style style:name="T2" style:family="text">
      <style:text-properties style:font-name="Liberation Sans" officeooo:rsid="000fea78" style:font-name-asian="Noto Serif CJK SC" style:font-name-complex="Lohit Devanagari"/>
    </style:style>
    <style:style style:name="T3" style:family="text">
      <style:text-properties style:font-name="Liberation Sans" fo:font-size="10pt"/>
    </style:style>
    <style:style style:name="T4" style:family="text">
      <style:text-properties style:font-name="Liberation Sans" fo:font-size="10pt" officeooo:rsid="0010c620"/>
    </style:style>
    <style:style style:name="T5" style:family="text">
      <style:text-properties style:font-name="Liberation Sans" fo:font-size="10pt" officeooo:rsid="00115f9e"/>
    </style:style>
    <style:style style:name="T6" style:family="text">
      <style:text-properties style:font-name="Liberation Sans" fo:font-size="10pt" officeooo:rsid="001862b7"/>
    </style:style>
    <style:style style:name="T7" style:family="text">
      <style:text-properties style:font-name="Liberation Sans" fo:font-size="10pt" officeooo:rsid="001b7544"/>
    </style:style>
    <style:style style:name="T8" style:family="text">
      <style:text-properties style:font-name="Liberation Sans" fo:font-size="10pt" officeooo:rsid="002466a9"/>
    </style:style>
    <style:style style:name="T9" style:family="text">
      <style:text-properties style:font-name="Liberation Sans" fo:font-size="10pt" officeooo:rsid="0012de4f"/>
    </style:style>
    <style:style style:name="T10" style:family="text">
      <style:text-properties style:font-name="Liberation Sans" fo:font-size="10pt" officeooo:rsid="002acbae"/>
    </style:style>
    <style:style style:name="T11" style:family="text">
      <style:text-properties style:font-name="Liberation Sans" fo:font-size="10pt" officeooo:rsid="002b7415"/>
    </style:style>
    <style:style style:name="T12" style:family="text">
      <style:text-properties style:font-name="Liberation Sans" fo:font-size="10pt" officeooo:rsid="002c527f"/>
    </style:style>
    <style:style style:name="T13" style:family="text">
      <style:text-properties style:font-name="Liberation Sans" fo:font-size="10pt" officeooo:rsid="002f5361"/>
    </style:style>
    <style:style style:name="T14" style:family="text">
      <style:text-properties style:font-name="Liberation Sans" fo:font-size="10pt" officeooo:rsid="003116aa"/>
    </style:style>
    <style:style style:name="T15" style:family="text">
      <style:text-properties style:font-name="Liberation Sans" fo:font-size="10pt" fo:font-style="italic" officeooo:rsid="003116aa" style:font-style-asian="italic" style:font-style-complex="italic"/>
    </style:style>
    <style:style style:name="T16" style:family="text">
      <style:text-properties style:font-name="Liberation Sans" fo:font-size="10pt" officeooo:rsid="003246d0"/>
    </style:style>
    <style:style style:name="T17" style:family="text">
      <style:text-properties style:font-name="Liberation Sans" fo:font-size="10pt" officeooo:rsid="00329eaa"/>
    </style:style>
    <style:style style:name="T18" style:family="text">
      <style:text-properties officeooo:rsid="0006e5f5"/>
    </style:style>
    <style:style style:name="T19" style:family="text">
      <style:text-properties officeooo:rsid="0010c620"/>
    </style:style>
    <style:style style:name="T20" style:family="text">
      <style:text-properties officeooo:rsid="00115f9e"/>
    </style:style>
    <style:style style:name="T21" style:family="text">
      <style:text-properties officeooo:rsid="0012de4f"/>
    </style:style>
    <style:style style:name="T22" style:family="text">
      <style:text-properties officeooo:rsid="00169095"/>
    </style:style>
    <style:style style:name="T23" style:family="text">
      <style:text-properties style:font-name="Liberation Sans1" fo:font-size="10pt" fo:font-weight="bold" officeooo:rsid="001b7544" style:font-name-asian="Noto Sans CJK SC" style:font-size-asian="18pt" style:font-name-complex="Lohit Devanagari" style:font-size-complex="18pt"/>
    </style:style>
    <style:style style:name="T24" style:family="text">
      <style:text-properties officeooo:rsid="00290d9c"/>
    </style:style>
    <style:style style:name="T25" style:family="text">
      <style:text-properties officeooo:rsid="002acbae"/>
    </style:style>
    <style:style style:name="T26" style:family="text">
      <style:text-properties officeooo:rsid="002b7415"/>
    </style:style>
    <style:style style:name="T27" style:family="text">
      <style:text-properties fo:font-style="italic" style:font-style-asian="italic" style:font-style-complex="italic"/>
    </style:style>
    <style:style style:name="T28" style:family="text">
      <style:text-properties officeooo:rsid="002c527f"/>
    </style:style>
    <style:style style:name="T29" style:family="text">
      <style:text-properties officeooo:rsid="002f5361"/>
    </style:style>
    <style:style style:name="T30" style:family="text">
      <style:text-properties officeooo:rsid="003116aa"/>
    </style:style>
    <style:style style:name="T31" style:family="text">
      <style:text-properties officeooo:rsid="003246d0"/>
    </style:style>
    <style:style style:name="T32" style:family="text">
      <style:text-properties officeooo:rsid="0034a8b7"/>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2"/>
      <text:p text:style-name="P2"/>
      <text:p text:style-name="P2"/>
      <text:p text:style-name="P2"/>
      <text:p text:style-name="P2"/>
      <text:p text:style-name="P2"/>
      <text:p text:style-name="P2"/>
      <text:p text:style-name="P2"/>
      <text:p text:style-name="P2"/>
      <text:p text:style-name="P6"><text:title>Lastenheft</text:title></text:p>
      <text:p text:style-name="Subtitle">„<text:span text:style-name="T23"><text:subject>Entwicklung eines Softwaresystems für einen Bankautomaten</text:subject></text:span><text:span text:style-name="T18">“</text:span></text:p>
      <text:p text:style-name="P2"/>
      <text:p text:style-name="Standard"/>
      <text:p text:style-name="P5">Stand:<text:tab/><text:date style:data-style-name="N36" text:date-value="2021-12-18T09:55:26.697126938" text:fixed="true" text:date-adjust="-PT72H00M00S">15.12.2021</text:date></text:p>
      <text:p text:style-name="P5"/>
      <text:p text:style-name="P5"/>
      <text:p text:style-name="P5">Auftraggeber:<text:tab/><text:span text:style-name="T19">Shoppinghaus Dresden</text:span></text:p>
      <text:p text:style-name="P5"/>
      <text:p text:style-name="P7"><text:span text:style-name="T18"><text:tab/></text:span>Goschwitzstraße 12</text:p>
      <text:p text:style-name="P5"/>
      <text:p text:style-name="P7"><text:span text:style-name="T18"><text:tab/></text:span><text:span text:style-name="T19">D-</text:span>01067 Dresden</text:p>
      <text:p text:style-name="P5"/>
      <text:p text:style-name="P5"><text:tab/>Ansprechpartner: <text:span text:style-name="T4">Lars Schneider </text:span><text:span text:style-name="T7">(</text:span><text:a xlink:type="simple" xlink:href="mailto:lars.schneider@shoppinghaus.de" text:style-name="Internet_20_link" text:visited-style-name="Visited_20_Internet_20_Link"><text:span text:style-name="T8">lars.schneider@shoppinghaus.de</text:span></text:a><text:span text:style-name="T7">)</text:span></text:p>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Inhaltsverzeichnis</text:p>
          </text:index-title>
          <text:p text:style-name="P18"><text:a xlink:type="simple" xlink:href="#__RefHeading___Toc110_2730241410" text:style-name="Index_20_Link" text:visited-style-name="Index_20_Link">1 Einleitung<text:tab/>1</text:a></text:p>
          <text:p text:style-name="P18"><text:a xlink:type="simple" xlink:href="#__RefHeading___Toc112_2730241410" text:style-name="Index_20_Link" text:visited-style-name="Index_20_Link">2 Ausgangssituation (Ist-Zustand)<text:tab/>1</text:a></text:p>
          <text:p text:style-name="P18"><text:a xlink:type="simple" xlink:href="#__RefHeading___Toc114_2730241410" text:style-name="Index_20_Link" text:visited-style-name="Index_20_Link">3 Soll-Konzept<text:tab/>1</text:a></text:p>
          <text:p text:style-name="P19"><text:a xlink:type="simple" xlink:href="#__RefHeading___Toc139_2550447464" text:style-name="Index_20_Link" text:visited-style-name="Index_20_Link">3.1 Anwendungsbereich<text:tab/>1</text:a></text:p>
          <text:p text:style-name="P19"><text:a xlink:type="simple" xlink:href="#__RefHeading___Toc141_2550447464" text:style-name="Index_20_Link" text:visited-style-name="Index_20_Link">3.2 Systemidee<text:tab/>1</text:a></text:p>
          <text:p text:style-name="P19"><text:a xlink:type="simple" xlink:href="#__RefHeading___Toc143_2550447464" text:style-name="Index_20_Link" text:visited-style-name="Index_20_Link">3.3 Ziele<text:tab/>1</text:a></text:p>
          <text:p text:style-name="P19"><text:a xlink:type="simple" xlink:href="#__RefHeading___Toc145_2550447464" text:style-name="Index_20_Link" text:visited-style-name="Index_20_Link">3.4 Zielgruppen<text:tab/>1</text:a></text:p>
          <text:p text:style-name="P18"><text:a xlink:type="simple" xlink:href="#__RefHeading___Toc116_2730241410" text:style-name="Index_20_Link" text:visited-style-name="Index_20_Link">4 Projektgegenstand<text:tab/>2</text:a></text:p>
          <text:p text:style-name="P19"><text:a xlink:type="simple" xlink:href="#__RefHeading___Toc147_2550447464" text:style-name="Index_20_Link" text:visited-style-name="Index_20_Link">4.1 Problemdomäne<text:tab/>2</text:a></text:p>
          <text:p text:style-name="P19"><text:a xlink:type="simple" xlink:href="#__RefHeading___Toc149_2550447464" text:style-name="Index_20_Link" text:visited-style-name="Index_20_Link">4.2 Prozesse<text:tab/>2</text:a></text:p>
          <text:p text:style-name="P19"><text:a xlink:type="simple" xlink:href="#__RefHeading___Toc151_2550447464" text:style-name="Index_20_Link" text:visited-style-name="Index_20_Link">4.3 Produktumgebung<text:tab/>2</text:a></text:p>
          <text:p text:style-name="P19"><text:a xlink:type="simple" xlink:href="#__RefHeading___Toc153_2550447464" text:style-name="Index_20_Link" text:visited-style-name="Index_20_Link">4.4 Schnittstellen<text:tab/>2</text:a></text:p>
          <text:p text:style-name="P19"><text:a xlink:type="simple" xlink:href="#__RefHeading___Toc155_2550447464" text:style-name="Index_20_Link" text:visited-style-name="Index_20_Link">4.5 Benutzerschnittstelle<text:tab/>2</text:a></text:p>
          <text:p text:style-name="P18"><text:a xlink:type="simple" xlink:href="#__RefHeading___Toc118_2730241410" text:style-name="Index_20_Link" text:visited-style-name="Index_20_Link">5 Projektbedingungen<text:tab/>3</text:a></text:p>
          <text:p text:style-name="P19"><text:a xlink:type="simple" xlink:href="#__RefHeading___Toc334_175095978" text:style-name="Index_20_Link" text:visited-style-name="Index_20_Link">5.1 Zeitlicher Rahmen<text:tab/>3</text:a></text:p>
          <text:p text:style-name="P19"><text:a xlink:type="simple" xlink:href="#__RefHeading___Toc336_175095978" text:style-name="Index_20_Link" text:visited-style-name="Index_20_Link">5.2 Auftragswert<text:tab/>3</text:a></text:p>
          <text:p text:style-name="P19"><text:a xlink:type="simple" xlink:href="#__RefHeading___Toc338_175095978" text:style-name="Index_20_Link" text:visited-style-name="Index_20_Link">5.3 Technische Einschränkungen<text:tab/>3</text:a></text:p>
          <text:p text:style-name="P19"><text:a xlink:type="simple" xlink:href="#__RefHeading___Toc340_175095978" text:style-name="Index_20_Link" text:visited-style-name="Index_20_Link">5.4 Projektplan und Projektmanagement<text:tab/>3</text:a></text:p>
          <text:p text:style-name="P19"><text:a xlink:type="simple" xlink:href="#__RefHeading___Toc342_175095978" text:style-name="Index_20_Link" text:visited-style-name="Index_20_Link">5.5 Angebotserstellung<text:tab/>3</text:a></text:p>
          <text:p text:style-name="P18"><text:a xlink:type="simple" xlink:href="#__RefHeading___Toc120_2730241410" text:style-name="Index_20_Link" text:visited-style-name="Index_20_Link">6 Anforderungen<text:tab/>3</text:a></text:p>
          <text:p text:style-name="P19"><text:a xlink:type="simple" xlink:href="#__RefHeading___Toc344_175095978" text:style-name="Index_20_Link" text:visited-style-name="Index_20_Link">6.1 Funktionale Anforderungen<text:tab/>3</text:a></text:p>
          <text:p text:style-name="P19"><text:a xlink:type="simple" xlink:href="#__RefHeading___Toc346_175095978" text:style-name="Index_20_Link" text:visited-style-name="Index_20_Link">6.2 Nicht-funktionale Anforderungen<text:tab/>3</text:a></text:p>
          <text:p text:style-name="P18"><text:a xlink:type="simple" xlink:href="#__RefHeading___Toc122_2730241410" text:style-name="Index_20_Link" text:visited-style-name="Index_20_Link">7 Lieferumfang<text:tab/>4</text:a></text:p>
          <text:p text:style-name="P19"><text:a xlink:type="simple" xlink:href="#__RefHeading___Toc569_3646602203" text:style-name="Index_20_Link" text:visited-style-name="Index_20_Link">7.1 Prototyp / Beta-Version<text:tab/>4</text:a></text:p>
          <text:p text:style-name="P19"><text:a xlink:type="simple" xlink:href="#__RefHeading___Toc352_175095978" text:style-name="Index_20_Link" text:visited-style-name="Index_20_Link">7.2 Release<text:tab/>4</text:a></text:p>
          <text:p text:style-name="P19"><text:a xlink:type="simple" xlink:href="#__RefHeading___Toc354_175095978" text:style-name="Index_20_Link" text:visited-style-name="Index_20_Link">7.3 Wiederverwendbarkeit<text:tab/>4</text:a></text:p>
          <text:p text:style-name="P19"><text:a xlink:type="simple" xlink:href="#__RefHeading___Toc356_175095978" text:style-name="Index_20_Link" text:visited-style-name="Index_20_Link">7.4 Testung<text:tab/>4</text:a></text:p>
          <text:p text:style-name="P19"><text:a xlink:type="simple" xlink:href="#__RefHeading___Toc358_175095978" text:style-name="Index_20_Link" text:visited-style-name="Index_20_Link">7.5 Inbetriebnahme<text:tab/>4</text:a></text:p>
          <text:p text:style-name="P19"><text:a xlink:type="simple" xlink:href="#__RefHeading___Toc360_175095978" text:style-name="Index_20_Link" text:visited-style-name="Index_20_Link">7.6 Abnahme<text:tab/>4</text:a></text:p>
          <text:p text:style-name="P19"><text:a xlink:type="simple" xlink:href="#__RefHeading___Toc362_175095978" text:style-name="Index_20_Link" text:visited-style-name="Index_20_Link">7.7 Monitoring<text:tab/>4</text:a></text:p>
          <text:p text:style-name="P19"><text:a xlink:type="simple" xlink:href="#__RefHeading___Toc364_175095978" text:style-name="Index_20_Link" text:visited-style-name="Index_20_Link">7.8 Schulung<text:tab/>4</text:a></text:p>
          <text:p text:style-name="P19"><text:a xlink:type="simple" xlink:href="#__RefHeading___Toc366_175095978" text:style-name="Index_20_Link" text:visited-style-name="Index_20_Link">7.9 Support<text:tab/>4</text:a></text:p>
          <text:p text:style-name="P19"><text:a xlink:type="simple" xlink:href="#__RefHeading___Toc368_175095978" text:style-name="Index_20_Link" text:visited-style-name="Index_20_Link">7.10 Wartung<text:tab/>4</text:a></text:p>
          <text:p text:style-name="P19"><text:a xlink:type="simple" xlink:href="#__RefHeading___Toc370_175095978" text:style-name="Index_20_Link" text:visited-style-name="Index_20_Link">7.11 Dokumentation<text:tab/>4</text:a></text:p>
          <text:p text:style-name="P18"><text:a xlink:type="simple" xlink:href="#__RefHeading___Toc124_2730241410" text:style-name="Index_20_Link" text:visited-style-name="Index_20_Link">8 Glossar<text:tab/>5</text:a></text:p>
        </text:index-body>
      </text:table-of-content>
      <text:p text:style-name="P3"/>
      <text:h text:style-name="P32" text:outline-level="1"><text:bookmark-start text:name="__RefHeading___Toc110_2730241410"/>Einleitung<text:bookmark-end text:name="__RefHeading___Toc110_2730241410"/></text:h>
      <text:p text:style-name="P9">Das Shoppinghaus Dresden ist ein wichtiger Ort für Kunden verschiedener Art im Zentrum Dresdens. Die Kunden <text:span text:style-name="T5">finden hier </text:span>eine Vielfalt <text:span text:style-name="T20">von</text:span> qualitativ hochwertigen Produkten <text:span text:style-name="T20">vor und werden bei ihren Einkäufen vom Kaufhauspersonal in den Läden kompetent beraten. In Zukunft hat das </text:span>Shoppinghaus Dresden <text:span text:style-name="T20">vor, ihren Kunden auch das einfache und schnelle Tätigen von Bargeldtransaktionen vor Ort zu ermöglichen. Dazu wurde bereits ein Bankautomat angeschafft, den das Kaufhaus selbst betreiben und unterhalten wird. Aufgrund der besonderen Funktionsweise dieses Bankautomaten soll dazu nun eine eigene Software entwickelt werden.</text:span></text:p>
      <text:h text:style-name="P33" text:outline-level="1"><text:bookmark-start text:name="__RefHeading___Toc112_2730241410"/>Ausgangssituation (Ist-Zustand)<text:bookmark-end text:name="__RefHeading___Toc112_2730241410"/></text:h>
      <text:p text:style-name="P10">Derzeit existiert kein derartiges System im Shoppinghaus Dresden. Bargeldabhebungen werden den Kunden bisher nur an den Kassen einiger Geschäfte angeboten und erfordern einen Mindesteinkaufswert. <text:span text:style-name="T21">Jegliche weiteren Bargeldtransaktionen können </text:span><text:span text:style-name="T13">nicht im Kaufhaus durchgeführt werden.</text:span></text:p>
      <text:p text:style-name="P26">Der für die Anwendung der Software bereits angeschaffte Bankautomat ist ein eigenständiger <text:span text:style-name="T24">Computer</text:span> und verfügt über das Betriebssystem Windows 10, welches bereits installiert und funktionsfähig ist.</text:p>
      <text:h text:style-name="P33" text:outline-level="1"><text:bookmark-start text:name="__RefHeading___Toc114_2730241410"/>Soll-Konzept<text:bookmark-end text:name="__RefHeading___Toc114_2730241410"/></text:h>
      <text:h text:style-name="P35" text:outline-level="2"><text:bookmark-start text:name="__RefHeading___Toc139_2550447464"/>Anwendungsbereich<text:bookmark-end text:name="__RefHeading___Toc139_2550447464"/></text:h>
      <text:p text:style-name="P28">Die Software soll im Bankautomaten des Kaufhauses zum Einsatz kommen <text:span text:style-name="T29">und den Kunden zur Ein- und Auszahlung von Bargeld dienen. Zudem wird der Bankautomat durch das Kaufhauspersonal </text:span><text:span text:style-name="T13">verwaltet.</text:span></text:p>
      <text:h text:style-name="P35" text:outline-level="2"><text:bookmark-start text:name="__RefHeading___Toc141_2550447464"/>Systemidee<text:bookmark-end text:name="__RefHeading___Toc141_2550447464"/></text:h>
      <text:p text:style-name="P23">Bei de<text:span text:style-name="T30">m</text:span> zu entwickelnden Programm handelt es sich um eine<text:span text:style-name="T21"> für alle Zielgruppen einfach bedienbare, grafische Anwendung. </text:span><text:span text:style-name="T31">Durch diese soll die Bedienung des Bankautomaten ermöglicht werden. </text:span><text:span text:style-name="T16">Kaufhauskunden </text:span><text:span text:style-name="T21">sollen Ein- </text:span>und<text:span text:style-name="T21"> Auszahlungen von Banknoten </text:span><text:span text:style-name="T16">tätigen </text:span><text:span text:style-name="T9">können. </text:span><text:span text:style-name="T16">Im Rahmen des angestrebten Projekts ist jedoch keine direkte Belastung des Bankkontos der Kunden vorgesehen. Stattdessen soll die Transaktion mit dem Kundenkonto (des Kunden) beim Shoppinghaus Dresden verknüpft werden. Eine Belastung bzw. Gutschrift des Bankkontos </text:span><text:span text:style-name="T17">(</text:span><text:span text:style-name="T16">des Kunden</text:span><text:span text:style-name="T17">)</text:span><text:span text:style-name="T16"> wird erst durch die Buchhaltungsabteilung des Kaufhauses durchgeführt.</text:span></text:p>
      <text:h text:style-name="P35" text:outline-level="2"><text:bookmark-start text:name="__RefHeading___Toc143_2550447464"/>Ziele<text:bookmark-end text:name="__RefHeading___Toc143_2550447464"/></text:h>
      <text:p text:style-name="P12">Die Kaufhauskunden sollen ihr Bargeld über eine grafische Oberfläche ein- und auszahlen lassen können. <text:span text:style-name="T25">Dabei sollen sich die Kunden zuerst </text:span>mit <text:span text:style-name="T25">einer</text:span> Kundennummer (des Kaufhauses) und einer PIN authentifizieren. <text:span text:style-name="T25">Im Folgenden können die Kunden die gewünschte Aktion </text:span>(Einzahlung oder Auszahlung) <text:span text:style-name="T25">wählen und durchführen.</text:span></text:p>
      <text:h text:style-name="P35" text:outline-level="2"><text:bookmark-start text:name="__RefHeading___Toc145_2550447464"/>Zielgruppen<text:bookmark-end text:name="__RefHeading___Toc145_2550447464"/></text:h>
      <text:p text:style-name="P11">Aus dem Ziel, den Kunden des Kaufhauses <text:span text:style-name="T11">die Möglichkeit für </text:span>Bargeldtransaktionen <text:span text:style-name="T26">mittels Bankautomat</text:span> <text:span text:style-name="T26">vor Ort</text:span> anzubieten, ergeben sich zwei Gruppen von Anwendern:</text:p>
      <table:table table:name="Tabelle1" table:style-name="Tabelle1">
        <table:table-column table:style-name="Tabelle1.A"/>
        <table:table-column table:style-name="Tabelle1.B"/>
        <table:table-row table:style-name="TableLine1259972910352">
          <table:table-cell table:style-name="Tabelle1.A1" office:value-type="string">
            <text:p text:style-name="Table_20_Heading">Anforderungsbeitragende</text:p>
          </table:table-cell>
          <table:table-cell table:style-name="Tabelle1.B1" office:value-type="string">
            <text:p text:style-name="Table_20_Heading">Anforderung</text:p>
          </table:table-cell>
        </table:table-row>
        <table:table-row table:style-name="TableLine1259972915520">
          <table:table-cell table:style-name="Tabelle1.A2" office:value-type="string">
            <text:p text:style-name="Table_20_Contents">Kunden / Endnutzer</text:p>
          </table:table-cell>
          <table:table-cell table:style-name="Tabelle1.B2" office:value-type="string">
            <text:p text:style-name="Table_20_Contents">Das System soll über einen Touchscreen und eine spezielle Tastatur (siehe <text:span text:style-name="T27"><text:bookmark-ref text:reference-format="text" text:ref-name="__RefHeading___Toc155_2550447464">Benutzerschnittstelle</text:bookmark-ref></text:span>) bedienbar sein.</text:p>
            <text:p text:style-name="Table_20_Contents"/>
            <text:p text:style-name="Table_20_Contents"><text:soft-page-break/>Das System soll über eine grafische Oberfläche verfügen, welche durch einen Zeiger bzw. Berühren und Tastatureingaben bedienbar ist.</text:p>
          </table:table-cell>
        </table:table-row>
        <table:table-row table:style-name="TableLine1259972911984">
          <table:table-cell table:style-name="Tabelle1.A2" office:value-type="string">
            <text:p text:style-name="Table_20_Contents">Kaufhauspersonal / Administration</text:p>
          </table:table-cell>
          <table:table-cell table:style-name="Tabelle1.B2" office:value-type="string">
            <text:p text:style-name="Table_20_Contents">Das System soll bei Änderungen am Geldbestand (Entleeren und Befüllen der Geldbehältnisse) auf die neuen Geldbestände konfiguriert werden können.</text:p>
          </table:table-cell>
        </table:table-row>
        <table:table-row table:style-name="TableLine1259972914160">
          <table:table-cell table:style-name="Tabelle1.A2" office:value-type="string">
            <text:p text:style-name="P24">Nutzer (allgemein)</text:p>
          </table:table-cell>
          <table:table-cell table:style-name="Tabelle1.B2" office:value-type="string">
            <text:p text:style-name="P24">Die grafische Oberfläche des Systems soll möglichst einfach und übersichtlich bei voller Funktionalität für beide Zielgruppen sein.</text:p>
          </table:table-cell>
        </table:table-row>
      </table:table>
      <text:h text:style-name="P33" text:outline-level="1"><text:bookmark-start text:name="__RefHeading___Toc116_2730241410"/>Projektgegenstand<text:bookmark-end text:name="__RefHeading___Toc116_2730241410"/></text:h>
      <text:p text:style-name="P8">Dieses Kapitel befasst sich mit den Gegebenheiten des angestrebten Projekts.</text:p>
      <text:h text:style-name="P35" text:outline-level="2"><text:bookmark-start text:name="__RefHeading___Toc147_2550447464"/>Problemdomäne<text:bookmark-end text:name="__RefHeading___Toc147_2550447464"/></text:h>
      <text:p text:style-name="P8">Die Software soll an einem öffentlichen Ort im Kaufhaus zum Einsatz kommen und <text:span text:style-name="T22">ist somit keinem bestimmten Personenkreis vorbehalten. Es besteht ein rein funktionaler Charakter, da mit der Software ausschließlich die Logik zum physischen Prozess der Bargeldtransaktion bereitgestellt werden soll.</text:span></text:p>
      <text:h text:style-name="P35" text:outline-level="2"><text:bookmark-start text:name="__RefHeading___Toc149_2550447464"/>Prozesse<text:bookmark-end text:name="__RefHeading___Toc149_2550447464"/></text:h>
      <text:p text:style-name="P14">Die <text:span text:style-name="T11">Nutzung der Software</text:span> <text:span text:style-name="T3">durch die Kunden soll während der Öffnungszeiten des Kaufhauses erfolgen.</text:span></text:p>
      <text:p text:style-name="P14"><text:span text:style-name="T3">Das Kaufhauspersonal soll die Software nach Bedarf auch außerhalb </text:span><text:span text:style-name="T14">der Öffnungszeiten</text:span><text:span text:style-name="T3"> für die Administration (siehe </text:span><text:span text:style-name="T27"><text:bookmark-ref text:reference-format="text" text:ref-name="__RefHeading___Toc145_2550447464">Zielgruppen</text:bookmark-ref></text:span><text:span text:style-name="T3">) nutzen können. </text:span><text:span text:style-name="T11">Das Starten und Beenden soll demzufolge manuell durch das Kaufhauspersonal erfolgen.</text:span></text:p>
      <text:h text:style-name="P35" text:outline-level="2"><text:bookmark-start text:name="__RefHeading___Toc151_2550447464"/>Produktumgebung<text:bookmark-end text:name="__RefHeading___Toc151_2550447464"/></text:h>
      <text:p text:style-name="P13">Das Produkt ist in der Programmiersprache Java mit einer grafischen Oberfläche zu entwickeln.</text:p>
      <text:p text:style-name="P13">Die Software soll in Form einer ausführbaren Datei mit <text:span text:style-name="T3">weiteren Dateien </text:span><text:span text:style-name="T12">zur Datenhaltung</text:span><text:span text:style-name="T3"> im lokalen Speicher des Bankautomaten abgelegt werden und von ebendiesen aus gestartet werden. </text:span><text:span text:style-name="T6">Als Betriebssystem für die Software soll Windows 10 zum Einsatz kommen. </text:span><text:span text:style-name="T14">Der Bankautomat besitzt einen Touchscreen und eine spezielle Tastatur (siehe </text:span><text:span text:style-name="T15"><text:bookmark-ref text:reference-format="text" text:ref-name="__RefHeading___Toc155_2550447464">Benutzerschnittstelle</text:bookmark-ref></text:span><text:span text:style-name="T14">), welche fest integriert sind. Zudem ist der Zugriff auf das Internet möglich. </text:span><text:span text:style-name="T16">Es können keine weiteren Geräte angebracht werden.</text:span></text:p>
      <text:h text:style-name="P35" text:outline-level="2"><text:bookmark-start text:name="__RefHeading___Toc153_2550447464"/>Schnittstellen<text:bookmark-end text:name="__RefHeading___Toc153_2550447464"/></text:h>
      <text:p text:style-name="P15">Es sind keine Schnittstellen zu Produkten von Drittanbietern vorgesehen.</text:p>
      <text:p text:style-name="P29">Zu speichernde Daten sind der Geldbestand des Bankautomaten und ein Protokoll aller getätigten Ein- und Auszahlungen für die Weitergabe an die Buchhaltungsabteilung. Die Daten sollen in Form von Textdateien gespeichert werden.</text:p>
      <text:h text:style-name="P35" text:outline-level="2"><text:bookmark-start text:name="__RefHeading___Toc155_2550447464"/>Benutzerschnittstelle<text:bookmark-end text:name="__RefHeading___Toc155_2550447464"/></text:h>
      <text:p text:style-name="P15">Das zentrale Ein- und Ausgabegerät stellt der Touchscreen des Bankautomaten dar. Dieser besitzt eine Auflösung von 1920x1080 Pixel.</text:p>
      <text:p text:style-name="P15">Des weiteren besitzt der Bankautomat eine spezielle Tastatur <text:span text:style-name="T28">mit folgenden Tasten:</text:span></text:p>
      <text:list xml:id="list685365734" text:style-name="L1">
        <text:list-item>
          <text:p text:style-name="P40">Zifferntasten „0“ bis „9“</text:p>
        </text:list-item>
        <text:list-item>
          <text:p text:style-name="P38">Taste „Bestätigen“ (entsprechend der Taste „Enter“ einer Computertastatur)</text:p>
        </text:list-item>
        <text:list-item>
          <text:p text:style-name="P39">Taste „Abbrechen“ (entsprechend der Taste „Esc“ einer Computertastatur)</text:p>
        </text:list-item>
      </text:list>
      <text:h text:style-name="P33" text:outline-level="1"><text:bookmark-start text:name="__RefHeading___Toc118_2730241410"/><text:soft-page-break/>Projektbedingungen<text:bookmark-end text:name="__RefHeading___Toc118_2730241410"/></text:h>
      <text:h text:style-name="P36" text:outline-level="2"><text:bookmark-start text:name="__RefHeading___Toc334_175095978"/>Zeitlicher Rahmen<text:bookmark-end text:name="__RefHeading___Toc334_175095978"/></text:h>
      <text:p text:style-name="Text_20_body">Die Leistung ist bis zum <text:span text:style-name="T32">1</text:span>.10.2022 zu erbringen.</text:p>
      <text:h text:style-name="P36" text:outline-level="2"><text:bookmark-start text:name="__RefHeading___Toc336_175095978"/>Auftragswert<text:bookmark-end text:name="__RefHeading___Toc336_175095978"/></text:h>
      <text:p text:style-name="Text_20_body">Der Nettoauftragswert beträgt aufgrund der beschränkten Ausschreibung maximal 2000€.</text:p>
      <text:h text:style-name="P36" text:outline-level="2"><text:bookmark-start text:name="__RefHeading___Toc338_175095978"/>Technische Einschränkungen<text:bookmark-end text:name="__RefHeading___Toc338_175095978"/></text:h>
      <text:p text:style-name="Text_20_body">Aufgrund dessen, dass die Tastatur des Bankautomaten nicht der Tastatur eines Computers gleicht, ergeben sich minimale Einschränkungen bei der Implementierung des Programms.</text:p>
      <text:h text:style-name="P36" text:outline-level="2"><text:bookmark-start text:name="__RefHeading___Toc340_175095978"/>Projektplan und Projektmanagement<text:bookmark-end text:name="__RefHeading___Toc340_175095978"/></text:h>
      <text:p text:style-name="Text_20_body">Es ist ein Projektplan mit Meilensteinen zu erstellen und mit dem Auftraggeber abzustimmen.</text:p>
      <text:h text:style-name="P36" text:outline-level="2"><text:bookmark-start text:name="__RefHeading___Toc342_175095978"/>Angebotserstellung<text:bookmark-end text:name="__RefHeading___Toc342_175095978"/></text:h>
      <text:p text:style-name="P17">Zur Prüfung der Angemessenheit der Preise ist mit dem Angebot die Kalkulation mit Auflistung der Bestandteile der Gesamtsumme einzureichen.</text:p>
      <text:h text:style-name="P33" text:outline-level="1"><text:bookmark-start text:name="__RefHeading___Toc120_2730241410"/>Anforderungen<text:bookmark-end text:name="__RefHeading___Toc120_2730241410"/></text:h>
      <text:h text:style-name="P36" text:outline-level="2"><text:bookmark-start text:name="__RefHeading___Toc344_175095978"/>Funktionale Anforderungen<text:bookmark-end text:name="__RefHeading___Toc344_175095978"/></text:h>
      <table:table table:name="Tabelle2" table:style-name="Tabelle2">
        <table:table-column table:style-name="Tabelle2.A"/>
        <table:table-column table:style-name="Tabelle2.B"/>
        <table:table-column table:style-name="Tabelle2.C"/>
        <table:table-row table:style-name="TableLine1259972912256">
          <table:table-cell table:style-name="Tabelle2.A1" office:value-type="string">
            <text:p text:style-name="Table_20_Heading">Anforderung</text:p>
          </table:table-cell>
          <table:table-cell table:style-name="Tabelle2.A1" office:value-type="string">
            <text:p text:style-name="Table_20_Heading">Beschreibung</text:p>
          </table:table-cell>
          <table:table-cell table:style-name="Tabelle2.C1" office:value-type="string">
            <text:p text:style-name="Table_20_Heading">Bemerkung</text:p>
          </table:table-cell>
        </table:table-row>
        <table:table-row table:style-name="TableLine1259972843440">
          <table:table-cell table:style-name="Tabelle2.A2" office:value-type="string">
            <text:p text:style-name="Table_20_Contents">F1</text:p>
          </table:table-cell>
          <table:table-cell table:style-name="Tabelle2.A2" office:value-type="string">
            <text:p text:style-name="Table_20_Contents">Authentifizierung des Nutzers mit PIN</text:p>
          </table:table-cell>
          <table:table-cell table:style-name="Tabelle2.C2" office:value-type="string">
            <text:p text:style-name="Table_20_Contents">Eingabe erfolgt über Touchscreen und Tastatur.</text:p>
          </table:table-cell>
        </table:table-row>
        <table:table-row table:style-name="TableLine1259973131344">
          <table:table-cell table:style-name="Tabelle2.A2" office:value-type="string">
            <text:p text:style-name="Table_20_Contents">F2</text:p>
          </table:table-cell>
          <table:table-cell table:style-name="Tabelle2.A2" office:value-type="string">
            <text:p text:style-name="Table_20_Contents">Einzahlung von Bargeld</text:p>
          </table:table-cell>
          <table:table-cell table:style-name="Tabelle2.C2" office:value-type="string">
            <text:p text:style-name="Table_20_Contents">Eingabe des einzuzahlenden Betrags erfolgt über Touchscreen oder ggf. Tastatur.</text:p>
          </table:table-cell>
        </table:table-row>
        <table:table-row table:style-name="TableLine1259973140320">
          <table:table-cell table:style-name="Tabelle2.A2" office:value-type="string">
            <text:p text:style-name="Table_20_Contents">F3</text:p>
          </table:table-cell>
          <table:table-cell table:style-name="Tabelle2.A2" office:value-type="string">
            <text:p text:style-name="Table_20_Contents">Auszahlung von Bargeld</text:p>
          </table:table-cell>
          <table:table-cell table:style-name="Tabelle2.C2" office:value-type="string">
            <text:p text:style-name="Table_20_Contents">Eingabe des auszuzahlenden Betrags erfolgt über Touchscreen oder ggf. Tastatur.</text:p>
          </table:table-cell>
        </table:table-row>
      </table:table>
      <text:p text:style-name="P16"/>
      <text:h text:style-name="P36" text:outline-level="2"><text:bookmark-start text:name="__RefHeading___Toc346_175095978"/>Nicht-funktionale Anforderungen<text:bookmark-end text:name="__RefHeading___Toc346_175095978"/></text:h>
      <table:table table:name="Tabelle3" table:style-name="Tabelle3">
        <table:table-column table:style-name="Tabelle3.A"/>
        <table:table-column table:style-name="Tabelle3.B"/>
        <table:table-column table:style-name="Tabelle3.C"/>
        <table:table-row table:style-name="TableLine1259973143312">
          <table:table-cell table:style-name="Tabelle3.A1" office:value-type="string">
            <text:p text:style-name="Table_20_Heading">Anforderung</text:p>
          </table:table-cell>
          <table:table-cell table:style-name="Tabelle3.A1" office:value-type="string">
            <text:p text:style-name="Table_20_Heading">Beschreibung</text:p>
          </table:table-cell>
          <table:table-cell table:style-name="Tabelle3.C1" office:value-type="string">
            <text:p text:style-name="Table_20_Heading">Bemerkung</text:p>
          </table:table-cell>
        </table:table-row>
        <table:table-row table:style-name="TableLine1259973130528">
          <table:table-cell table:style-name="Tabelle3.A2" office:value-type="string">
            <text:p text:style-name="Table_20_Contents">NF1</text:p>
          </table:table-cell>
          <table:table-cell table:style-name="Tabelle3.A2" office:value-type="string">
            <text:p text:style-name="P25">Look and Feel</text:p>
          </table:table-cell>
          <table:table-cell table:style-name="Tabelle3.C2" office:value-type="string">
            <text:p text:style-name="Table_20_Contents">Die Beschriftung soll einfach gehalten werden und gut zu erkennen sein, d.h. keine abstrakte Schriftart und angemessene Textgröße.</text:p>
          </table:table-cell>
        </table:table-row>
        <table:table-row table:style-name="TableLine1259973141680">
          <table:table-cell table:style-name="Tabelle3.A2" office:value-type="string">
            <text:p text:style-name="Table_20_Contents">NF2</text:p>
          </table:table-cell>
          <table:table-cell table:style-name="Tabelle3.A2" office:value-type="string">
            <text:p text:style-name="P25">Look and Feel</text:p>
          </table:table-cell>
          <table:table-cell table:style-name="Tabelle3.C2" office:value-type="string">
            <text:p text:style-name="Table_20_Contents">Die Farben auf dem Touchscreen und der entsprechenden Icons sollten sich deutlich voneinander abgrenzen und dem Nutzer eine angenehme Sicht auf den Bildschirm bieten.</text:p>
          </table:table-cell>
        </table:table-row>
        <table:table-row table:style-name="TableLine1259973144128">
          <table:table-cell table:style-name="Tabelle3.A2" office:value-type="string">
            <text:p text:style-name="Table_20_Contents">NF3</text:p>
          </table:table-cell>
          <table:table-cell table:style-name="Tabelle3.A2" office:value-type="string">
            <text:p text:style-name="Table_20_Contents">Sprache</text:p>
          </table:table-cell>
          <table:table-cell table:style-name="Tabelle3.C2" office:value-type="string">
            <text:p text:style-name="Table_20_Contents">Die Sprache soll deutsch und leicht verständlich sein, d.h. keine Fachbegriffe und möglichst kurze Sätze.</text:p>
          </table:table-cell>
        </table:table-row>
      </table:table>
      <text:h text:style-name="P34" text:outline-level="1"><text:bookmark-start text:name="__RefHeading___Toc122_2730241410"/><text:soft-page-break/>Lieferumfang<text:bookmark-end text:name="__RefHeading___Toc122_2730241410"/></text:h>
      <text:h text:style-name="P37" text:outline-level="2"><text:bookmark-start text:name="__RefHeading___Toc569_3646602203"/>Prototyp / Beta-Version<text:bookmark-end text:name="__RefHeading___Toc569_3646602203"/></text:h>
      <text:p text:style-name="P27">Nach Fertigstellung der Funktionalität ist dem Auftraggeber an einem abgestimmten Termin ein Prototyp vorzuführen.</text:p>
      <text:h text:style-name="Heading_20_2" text:outline-level="2"><text:bookmark-start text:name="__RefHeading___Toc352_175095978"/>Release<text:bookmark-end text:name="__RefHeading___Toc352_175095978"/></text:h>
      <text:p text:style-name="Text_20_body">Für die Auslieferung ist vorgesehen, die Software und separat den entsprechenden Quellcode zur Verfügung zu stellen, um auch nach der Inbetriebnahme noch selbstständig Erweiterungen vornehmen zu können.</text:p>
      <text:h text:style-name="Heading_20_2" text:outline-level="2"><text:bookmark-start text:name="__RefHeading___Toc354_175095978"/>Wiederverwendbarkeit<text:bookmark-end text:name="__RefHeading___Toc354_175095978"/></text:h>
      <text:p text:style-name="Text_20_body">Es soll gewährleistet werden, das Programm in zukünftige Projekte einbinden zu können.</text:p>
      <text:h text:style-name="Heading_20_2" text:outline-level="2"><text:bookmark-start text:name="__RefHeading___Toc356_175095978"/>Testung<text:bookmark-end text:name="__RefHeading___Toc356_175095978"/></text:h>
      <text:p text:style-name="Text_20_body">Für das Projekt ist ein Funktionstest auf der Entwicklungsumgebung des Auftragnehmers vorgesehen.</text:p>
      <text:h text:style-name="Heading_20_2" text:outline-level="2"><text:bookmark-start text:name="__RefHeading___Toc358_175095978"/>Inbetriebnahme<text:bookmark-end text:name="__RefHeading___Toc358_175095978"/></text:h>
      <text:p text:style-name="Text_20_body">Die Installation und Inbetriebnahme des Programms erfolgt durch den Auftragnehmer.</text:p>
      <text:h text:style-name="Heading_20_2" text:outline-level="2"><text:bookmark-start text:name="__RefHeading___Toc360_175095978"/>Abnahme<text:bookmark-end text:name="__RefHeading___Toc360_175095978"/></text:h>
      <text:p text:style-name="Text_20_body">Die Abnahme der Software erfolgt sobald der Auftraggeber sie entgegen nimmt und auch ggf. selbst testet.</text:p>
      <text:h text:style-name="Heading_20_2" text:outline-level="2"><text:bookmark-start text:name="__RefHeading___Toc362_175095978"/>Monitoring<text:bookmark-end text:name="__RefHeading___Toc362_175095978"/></text:h>
      <text:p text:style-name="Text_20_body">Es ist keine Überwachung der Software notwendig.</text:p>
      <text:h text:style-name="Heading_20_2" text:outline-level="2"><text:bookmark-start text:name="__RefHeading___Toc364_175095978"/>Schulung<text:bookmark-end text:name="__RefHeading___Toc364_175095978"/></text:h>
      <text:p text:style-name="Text_20_body">Am Tag der Inbetriebnahme erfolgt eine Einweisung, die über die Funktionsweise und Bedienung der Software informiert. Zusätzlich wird auch ein entsprechendes Dokument, welches diese Informationen zusammenfasst übergeben.</text:p>
      <text:h text:style-name="Heading_20_2" text:outline-level="2"><text:bookmark-start text:name="__RefHeading___Toc366_175095978"/>Support<text:bookmark-end text:name="__RefHeading___Toc366_175095978"/></text:h>
      <text:p text:style-name="Text_20_body">Im Falle von Störungen oder Problemen, die mit der Software verknüpft sind, ist eine Erreichbarkeit der Auftragnehmer über Telefon und E-Mail gewährleistet.</text:p>
      <text:h text:style-name="Heading_20_2" text:outline-level="2"><text:bookmark-start text:name="__RefHeading___Toc368_175095978"/>Wartung<text:bookmark-end text:name="__RefHeading___Toc368_175095978"/></text:h>
      <text:p text:style-name="Text_20_body">Zukünftige Wartungen der Software erfolgen durch die Auftragnehmer.</text:p>
      <text:h text:style-name="Heading_20_2" text:outline-level="2"><text:bookmark-start text:name="__RefHeading___Toc370_175095978"/>Dokumentation<text:bookmark-end text:name="__RefHeading___Toc370_175095978"/></text:h>
      <text:p text:style-name="Text_20_body">Eine textuelle Anwenderdokumentation und eine Entwicklerdokumentation sind zu erstellen.</text:p>
      <text:h text:style-name="P33" text:outline-level="1"><text:bookmark-start text:name="__RefHeading___Toc124_2730241410"/><text:soft-page-break/>Glossar<text:bookmark-end text:name="__RefHeading___Toc124_2730241410"/></text:h>
      <table:table table:name="Tabelle4" table:style-name="Tabelle4">
        <table:table-column table:style-name="Tabelle4.A"/>
        <table:table-column table:style-name="Tabelle4.B"/>
        <table:table-row table:style-name="TableLine1259973129168">
          <table:table-cell table:style-name="Tabelle4.A1" office:value-type="string">
            <text:p text:style-name="P21">Begriff</text:p>
          </table:table-cell>
          <table:table-cell table:style-name="Tabelle4.B1" office:value-type="string">
            <text:p text:style-name="P21">Definition / Beschreibung</text:p>
          </table:table-cell>
        </table:table-row>
        <table:table-row table:style-name="TableLine1259970201888">
          <table:table-cell table:style-name="Tabelle4.A2" office:value-type="string">
            <text:p text:style-name="P20">(Bargeld-)Transaktion</text:p>
          </table:table-cell>
          <table:table-cell table:style-name="Tabelle4.B2" office:value-type="string">
            <text:p text:style-name="P20"><text:span text:style-name="T25">D</text:span>as Bewegen bzw. der Besitzwechsel von (Bar-)Geld.</text:p>
          </table:table-cell>
        </table:table-row>
        <table:table-row table:style-name="Tabelle4.3">
          <table:table-cell table:style-name="Tabelle4.A2" office:value-type="string">
            <text:p text:style-name="P22">benutzerdefiniert</text:p>
          </table:table-cell>
          <table:table-cell table:style-name="Tabelle4.B2" office:value-type="string">
            <text:p text:style-name="P22">Festlegung des Programmverhaltens bzw. eines Aspektes von diesem durch <text:span text:style-name="T25">den Anwender</text:span>. <text:span text:style-name="T25">In diesem Dokument bezieht sich dieser Begriff im </text:span><text:span text:style-name="T10">Wesentlichen auf die Administration.</text:span></text:p>
          </table: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adornments="Standard"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fo:margin-top="0cm" fo:margin-bottom="0.25cm" style:contextual-spacing="false"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margin-top="0.499cm" fo:margin-bottom="0.499cm" style:contextual-spacing="false" fo:text-align="center" style:justify-single-word="false"/>
      <style:text-properties fo:font-size="15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99cm" fo:margin-bottom="0.199cm" style:contextual-spacing="false" fo:text-align="center" style:justify-single-word="false"/>
      <style:text-properties fo:font-size="10pt" fo:font-weight="bold" style:font-size-asian="18pt" style:font-size-complex="18pt"/>
    </style:style>
    <style:style style:name="Index_20_Heading" style:display-name="Index Heading" style:family="paragraph" style:parent-style-name="Heading" style:class="index">
      <style:paragraph-properties fo:margin-left="0cm" fo:margin-right="0cm" fo:margin-top="0.4cm" fo:margin-bottom="0.199cm" style: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cm" fo:margin-bottom="0.199cm" style:contextual-spacing="false"/>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4cm" fo:margin-bottom="0.199cm" style:contextual-spacing="false"/>
      <style:text-properties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margin-top="0cm" fo:margin-bottom="0cm" style:contextual-spacing="false" fo:orphans="0" fo:widows="0"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635cm" fo:margin-right="0cm" fo:margin-top="0.049cm" fo:margin-bottom="0.049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cm" fo:margin-bottom="0.049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049cm" fo:margin-bottom="0.25cm" style:contextual-spacing="false" fo:text-indent="-0.635cm" style:auto-text-indent="false"/>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2pt" fo:font-weight="bold" style:font-size-asian="16pt" style:font-weight-asian="bold" style:font-size-complex="16pt" style:font-weight-complex="bold"/>
    </style:style>
    <style:style style:name="Internet_20_link" style:display-name="Internet link" style:family="text">
      <style:text-properties fo:color="#0563c1"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fa9c3e"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0fea78"/>
    </style:style>
    <style:style style:name="MT1" style:family="text">
      <style:text-properties style:font-name="Liberation Serif1" officeooo:rsid="000fea78" style:font-name-asian="Liberation Serif1" style:font-name-complex="Liberation Serif1"/>
    </style:style>
    <style:style style:name="MT2" style:family="text">
      <style:text-properties style:font-name="Liberation Sans" officeooo:rsid="000fea78" style:font-name-asian="Noto Serif CJK SC" style:font-name-complex="Lohit Devanagari"/>
    </style:style>
    <style:page-layout style:name="Mpm1">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99cm" fo:margin-bottom="2.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span><text:span text:style-name="MT2"> </text:span><text:page-number text:select-page="current">5</text:page-number><text:s/><text:span text:style-name="MT1">–</text:span></text:p>
      </style:footer>
    </style:master-page>
    <style:master-page style:name="Envelope" loext:hidden="true" style:hidden="true" style:page-layout-name="Mpm2" draw:style-name="Mdp1"/>
    <style:master-page style:name="Endnote" loext:hidden="true" style:hidden="true" style:page-layout-name="Mpm3" draw:style-name="Mdp1"/>
    <style:master-page style:name="Footnote" loext:hidden="true" style:hidden="true" style:page-layout-name="Mpm3" draw:style-name="Mdp1"/>
    <style:master-page style:name="HTML" loext:hidden="true" style:hidden="true" style:page-layout-name="Mpm4" draw:style-name="Mdp1"/>
    <style:master-page style:name="Left_20_Page" loext:hidden="true" style:hidden="tru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Landscape" loext:hidden="true" style:hidden="true" style:page-layout-name="Mpm7" draw:style-name="Mdp1"/>
    <style:master-page style:name="First_20_Page" style:display-name="First Page" style:page-layout-name="Mpm8" draw:style-name="Mdp1" style:next-style-name="Standard"/>
    <style:master-page style:name="Index"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8T09:31:34.235104160</meta:creation-date>
    <meta:generator>LibreOffice/7.2.1.2$Windows_X86_64 LibreOffice_project/87b77fad49947c1441b67c559c339af8f3517e22</meta:generator>
    <dc:date>2021-12-21T10:46:45.227000000</dc:date>
    <meta:editing-duration>PT1H51M50S</meta:editing-duration>
    <meta:editing-cycles>20</meta:editing-cycles>
    <dc:subject>Entwicklung eines Softwaresystems für einen Bankautomaten</dc:subject>
    <dc:title>Lastenheft</dc:title>
    <meta:document-statistic meta:table-count="4" meta:image-count="0" meta:object-count="0" meta:page-count="9" meta:paragraph-count="154" meta:word-count="1260" meta:character-count="9418" meta:non-whitespace-character-count="8345"/>
  </office:meta>
</office:document-meta>
</file>